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nkTransformer.handleTag( String attributeName , String uri , String elementName , String raw , Attributes attributes , boolean eventLink , boolean direc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inkTransformer.startEventLinkElement( String element , String attribute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inkTransformer.end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Transformer.buildUrlString( String uri , boolean applyPrefixAndPortal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inkTransformer.modifyLinkAttribute( String attribute , String remoteURI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ransformer.startElement( String uri , String name , String raw , Attributes attribut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